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>
            <text:p>alpha</text:p>
          </table:table-cell>
          <table:table-cell table:style-name="Default" office:value-type="string">
            <text:p>rmse</text:p>
          </table:table-cell>
          <table:table-cell table:style-name="Default" office:value-type="string">
            <text:p>scc</text:p>
          </table:table-cell>
          <table:table-cell table:style-name="Default" office:value-type="string">
            <text:p>pcc</text:p>
          </table:table-cell>
          <table:table-cell table:number-columns-repeated="5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23.0122795184212">
            <text:p>23.01</text:p>
          </table:table-cell>
          <table:table-cell office:value-type="float" office:value="0.727723343661792">
            <text:p>0.73</text:p>
          </table:table-cell>
          <table:table-cell office:value-type="float" office:value="0.674283177846496">
            <text:p>0.67</text:p>
          </table:table-cell>
          <table:table-cell/>
          <table:table-cell>
            <draw:frame table:end-cell-address="Sheet1.M24" table:end-x="0.1866in" table:end-y="0.0965in" draw:z-index="0" draw:style-name="gr1" draw:text-style-name="P1" svg:width="6.3in" svg:height="3.535in" svg:x="0.1098in" svg:y="0.0843in">
              <draw:object draw:notify-on-update-of-ranges="Sheet1.A4:Sheet1.A4 Sheet1.A5:Sheet1.A23 Sheet1.B4:Sheet1.B4 Sheet1.B5:Sheet1.B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23.0741126356651">
            <text:p>23.07</text:p>
          </table:table-cell>
          <table:table-cell office:value-type="float" office:value="0.84414021425307">
            <text:p>0.84</text:p>
          </table:table-cell>
          <table:table-cell office:value-type="float" office:value="0.77301352302265">
            <text:p>0.77</text:p>
          </table:table-cell>
          <table:table-cell table:number-columns-repeated="5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3.1358826834313">
            <text:p>23.14</text:p>
          </table:table-cell>
          <table:table-cell office:value-type="float" office:value="0.904377455048168">
            <text:p>0.9</text:p>
          </table:table-cell>
          <table:table-cell office:value-type="float" office:value="0.847119254385396">
            <text:p>0.85</text:p>
          </table:table-cell>
          <table:table-cell table:number-columns-repeated="5"/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23.1449398815287">
            <text:p>23.14</text:p>
          </table:table-cell>
          <table:table-cell office:value-type="float" office:value="0.947258185662928">
            <text:p>0.95</text:p>
          </table:table-cell>
          <table:table-cell office:value-type="float" office:value="0.897525853808477">
            <text:p>0.9</text:p>
          </table:table-cell>
          <table:table-cell table:number-columns-repeated="5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4.7988736710095">
            <text:p>24.8</text:p>
          </table:table-cell>
          <table:table-cell office:value-type="float" office:value="0.97006051702168">
            <text:p>0.97</text:p>
          </table:table-cell>
          <table:table-cell office:value-type="float" office:value="0.937841030313666">
            <text:p>0.94</text:p>
          </table:table-cell>
          <table:table-cell table:number-columns-repeated="5"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24.8124613205858">
            <text:p>24.81</text:p>
          </table:table-cell>
          <table:table-cell office:value-type="float" office:value="0.983835998411832">
            <text:p>0.98</text:p>
          </table:table-cell>
          <table:table-cell office:value-type="float" office:value="0.965254909889746">
            <text:p>0.97</text:p>
          </table:table-cell>
          <table:table-cell table:number-columns-repeated="5"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25.4834006337223">
            <text:p>25.48</text:p>
          </table:table-cell>
          <table:table-cell office:value-type="float" office:value="0.991942243529892">
            <text:p>0.99</text:p>
          </table:table-cell>
          <table:table-cell office:value-type="float" office:value="0.982435671058301">
            <text:p>0.98</text:p>
          </table:table-cell>
          <table:table-cell table:number-columns-repeated="5"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5.7913822674656">
            <text:p>25.79</text:p>
          </table:table-cell>
          <table:table-cell office:value-type="float" office:value="0.996671319032273">
            <text:p>1</text:p>
          </table:table-cell>
          <table:table-cell office:value-type="float" office:value="0.993063105521605">
            <text:p>0.99</text:p>
          </table:table-cell>
          <table:table-cell table:number-columns-repeated="5"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25.5710091854511">
            <text:p>25.57</text:p>
          </table:table-cell>
          <table:table-cell office:value-type="float" office:value="0.999204567179543">
            <text:p>1</text:p>
          </table:table-cell>
          <table:table-cell office:value-type="float" office:value="0.998443470619921">
            <text:p>1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6.0155616133415">
            <text:p>26.02</text:p>
          </table:table-cell>
          <table:table-cell office:value-type="float" office:value="0.99998240332546">
            <text:p>1</text:p>
          </table:table-cell>
          <table:table-cell office:value-type="float" office:value="0.999979231485446">
            <text:p>1</text:p>
          </table:table-cell>
          <table:table-cell table:number-columns-repeated="5"/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26.9019615037629">
            <text:p>26.9</text:p>
          </table:table-cell>
          <table:table-cell office:value-type="float" office:value="0.999235801215857">
            <text:p>1</text:p>
          </table:table-cell>
          <table:table-cell office:value-type="float" office:value="0.998633997857944">
            <text:p>1</text:p>
          </table:table-cell>
          <table:table-cell table:number-columns-repeated="5"/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26.6507184476539">
            <text:p>26.65</text:p>
          </table:table-cell>
          <table:table-cell office:value-type="float" office:value="0.996956483338341">
            <text:p>1</text:p>
          </table:table-cell>
          <table:table-cell office:value-type="float" office:value="0.995284343758151">
            <text:p>1</text:p>
          </table:table-cell>
          <table:table-cell table:number-columns-repeated="5"/>
        </table:table-row>
        <table:table-row table:style-name="ro2">
          <table:table-cell office:value-type="float" office:value="1.3">
            <text:p>1.3</text:p>
          </table:table-cell>
          <table:table-cell office:value-type="float" office:value="26.9199866318876">
            <text:p>26.92</text:p>
          </table:table-cell>
          <table:table-cell office:value-type="float" office:value="0.993116844811452">
            <text:p>0.99</text:p>
          </table:table-cell>
          <table:table-cell office:value-type="float" office:value="0.990758915692616">
            <text:p>0.99</text:p>
          </table:table-cell>
          <table:table-cell table:number-columns-repeated="5"/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7.530539306524">
            <text:p>27.53</text:p>
          </table:table-cell>
          <table:table-cell office:value-type="float" office:value="0.989024926965413">
            <text:p>0.99</text:p>
          </table:table-cell>
          <table:table-cell office:value-type="float" office:value="0.986067028472131">
            <text:p>0.99</text:p>
          </table:table-cell>
          <table:table-cell table:number-columns-repeated="5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7.9276842430668">
            <text:p>27.93</text:p>
          </table:table-cell>
          <table:table-cell office:value-type="float" office:value="0.983762501366384">
            <text:p>0.98</text:p>
          </table:table-cell>
          <table:table-cell office:value-type="float" office:value="0.980485596277082">
            <text:p>0.98</text:p>
          </table:table-cell>
          <table:table-cell table:number-columns-repeated="5"/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8.4416347931287">
            <text:p>28.44</text:p>
          </table:table-cell>
          <table:table-cell office:value-type="float" office:value="0.977968494990927">
            <text:p>0.98</text:p>
          </table:table-cell>
          <table:table-cell office:value-type="float" office:value="0.974426181259041">
            <text:p>0.97</text:p>
          </table:table-cell>
          <table:table-cell table:number-columns-repeated="5"/>
        </table:table-row>
        <table:table-row table:style-name="ro2">
          <table:table-cell office:value-type="float" office:value="1.7">
            <text:p>1.7</text:p>
          </table:table-cell>
          <table:table-cell office:value-type="float" office:value="26.7928312747001">
            <text:p>26.79</text:p>
          </table:table-cell>
          <table:table-cell office:value-type="float" office:value="0.971507489856134">
            <text:p>0.97</text:p>
          </table:table-cell>
          <table:table-cell office:value-type="float" office:value="0.967907598283206">
            <text:p>0.97</text:p>
          </table:table-cell>
          <table:table-cell table:number-columns-repeated="5"/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8.1509431574237">
            <text:p>28.15</text:p>
          </table:table-cell>
          <table:table-cell office:value-type="float" office:value="0.964672968753703">
            <text:p>0.96</text:p>
          </table:table-cell>
          <table:table-cell office:value-type="float" office:value="0.961098230139958">
            <text:p>0.96</text:p>
          </table:table-cell>
          <table:table-cell table:number-columns-repeated="5"/>
        </table:table-row>
        <table:table-row table:style-name="ro2">
          <table:table-cell office:value-type="float" office:value="1.9">
            <text:p>1.9</text:p>
          </table:table-cell>
          <table:table-cell office:value-type="float" office:value="28.63885425744">
            <text:p>28.64</text:p>
          </table:table-cell>
          <table:table-cell office:value-type="float" office:value="0.957496353993884">
            <text:p>0.96</text:p>
          </table:table-cell>
          <table:table-cell office:value-type="float" office:value="0.954067322205287">
            <text:p>0.95</text:p>
          </table:table-cell>
          <table:table-cell table:number-columns-repeated="5"/>
        </table:table-row>
        <table:table-row table:style-name="ro2" table:number-rows-repeated="6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>
            <draw:frame table:end-cell-address="Sheet1.H50" table:end-x="0.3185in" table:end-y="0.0335in" draw:z-index="2" draw:style-name="gr1" draw:text-style-name="P1" svg:width="6.3in" svg:height="3.535in" svg:x="0.2413in" svg:y="0.0543in">
              <draw:object draw:notify-on-update-of-ranges="Sheet1.A4:Sheet1.A4 Sheet1.A5:Sheet1.A23 Sheet1.D4:Sheet1.D4 Sheet1.D5:Sheet1.D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Default" table:number-columns-repeated="3"/>
          <table:table-cell table:number-columns-repeated="4"/>
          <table:table-cell>
            <draw:frame table:end-cell-address="Sheet1.P52" table:end-x="0.4992in" table:end-y="0.0906in" draw:z-index="1" draw:style-name="gr1" draw:text-style-name="P1" svg:width="6.2988in" svg:height="3.5429in" svg:x="0.4232in" svg:y="0.1039in">
              <draw:object draw:notify-on-update-of-ranges="Sheet1.A4:Sheet1.A4 Sheet1.A5:Sheet1.A23 Sheet1.C4:Sheet1.C4 Sheet1.C5:Sheet1.C2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8">12/18/2020</text:date>, <text:time>14:5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57S</meta:editing-duration>
    <meta:editing-cycles>4</meta:editing-cycles>
    <meta:generator>OpenOffice/4.1.7$Win32 OpenOffice.org_project/417m1$Build-9800</meta:generator>
    <dc:date>2020-12-18T14:56:31.48</dc:date>
    <meta:document-statistic meta:table-count="3" meta:cell-count="80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6.436cm" svg:y="0.315cm" chart:style-name="ch2">
          <text:p>RMSE vs Alpha</text:p>
        </chart:title>
        <chart:subtitle svg:x="5.166cm" svg:y="1.273cm" chart:style-name="ch3">
          <text:p>for chainDres5_Matrix_noise000</text:p>
        </chart:subtitle>
        <chart:plot-area chart:style-name="ch4" table:cell-range-address="Sheet1.A4:Sheet1.B23" chart:data-source-has-labels="both" svg:x="1.358cm" svg:y="2.314cm" svg:width="14.005cm" svg:height="5.479cm">
          <chartooo:coordinate-region svg:x="1.979cm" svg:y="2.526cm" svg:width="13.145cm" svg:height="4.594cm"/>
          <chart:axis chart:dimension="x" chart:name="primary-x" chart:style-name="ch5" chartooo:axis-type="auto">
            <chartooo:date-scale/>
            <chart:title svg:x="7.893cm" svg:y="7.973cm" chart:style-name="ch6">
              <text:p>Alpha</text:p>
            </chart:title>
            <chart:categories table:cell-range-address="Sheet1.A5:Sheet1.A23"/>
          </chart:axis>
          <chart:axis chart:dimension="y" chart:name="primary-y" chart:style-name="ch5">
            <chart:title svg:x="0.451cm" svg:y="5.56cm" chart:style-name="ch7">
              <text:p>RMSE</text:p>
            </chart:title>
            <chart:grid chart:style-name="ch8" chart:class="major"/>
          </chart:axis>
          <chart:series chart:style-name="ch9" chart:values-cell-range-address="Sheet1.B5:Sheet1.B23" chart:label-cell-address="Sheet1.B4:Sheet1.B4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1.A5:Sheet1.A23</svg:desc>
                </draw:g>
              </table:table-cell>
              <table:table-cell office:value-type="float" office:value="23.0122795184212">
                <text:p>23.0122795184212</text:p>
                <draw:g>
                  <svg:desc>Sheet1.B5:Sheet1.B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3.0741126356651">
                <text:p>23.074112635665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3.1358826834313">
                <text:p>23.135882683431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3.1449398815287">
                <text:p>23.144939881528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4.7988736710095">
                <text:p>24.798873671009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4.8124613205858">
                <text:p>24.812461320585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25.4834006337223">
                <text:p>25.483400633722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25.7913822674656">
                <text:p>25.791382267465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5.5710091854511">
                <text:p>25.571009185451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6.0155616133415">
                <text:p>26.015561613341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26.9019615037629">
                <text:p>26.9019615037629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26.6507184476539">
                <text:p>26.6507184476539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26.9199866318876">
                <text:p>26.919986631887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27.530539306524">
                <text:p>27.530539306524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7.9276842430668">
                <text:p>27.9276842430668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28.4416347931287">
                <text:p>28.4416347931287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26.7928312747001">
                <text:p>26.7928312747001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28.1509431574237">
                <text:p>28.1509431574237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28.63885425744">
                <text:p>28.63885425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81cm" svg:y="0.316cm" chart:style-name="ch2">
          <text:p>SCC vs Alpha</text:p>
        </chart:title>
        <chart:subtitle svg:x="5.099cm" svg:y="1.275cm" chart:style-name="ch3">
          <text:p>For chainDres5_Matrix_noise000</text:p>
        </chart:subtitle>
        <chart:plot-area chart:style-name="ch4" table:cell-range-address="Sheet1.A4:Sheet1.A23 Sheet1.C4:Sheet1.C23" chart:data-source-has-labels="both" svg:x="1.358cm" svg:y="2.318cm" svg:width="14.002cm" svg:height="5.494cm">
          <chartooo:coordinate-region svg:x="2.085cm" svg:y="2.531cm" svg:width="13.035cm" svg:height="4.608cm"/>
          <chart:axis chart:dimension="x" chart:name="primary-x" chart:style-name="ch5" chartooo:axis-type="auto">
            <chartooo:date-scale/>
            <chart:title svg:x="7.892cm" svg:y="7.993cm" chart:style-name="ch6">
              <text:p>alpha</text:p>
            </chart:title>
            <chart:categories table:cell-range-address="Sheet1.A5:Sheet1.A23"/>
          </chart:axis>
          <chart:axis chart:dimension="y" chart:name="primary-y" chart:style-name="ch5">
            <chart:title svg:x="0.451cm" svg:y="5.466cm" chart:style-name="ch7">
              <text:p>SCC</text:p>
            </chart:title>
            <chart:grid chart:style-name="ch8" chart:class="major"/>
          </chart:axis>
          <chart:series chart:style-name="ch9" chart:values-cell-range-address="Sheet1.C5:Sheet1.C23" chart:label-cell-address="Sheet1.C4:Sheet1.C4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1.A5:Sheet1.A23</svg:desc>
                </draw:g>
              </table:table-cell>
              <table:table-cell office:value-type="float" office:value="0.727723343661792">
                <text:p>0.727723343661792</text:p>
                <draw:g>
                  <svg:desc>Sheet1.C5:Sheet1.C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84414021425307">
                <text:p>0.8441402142530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04377455048168">
                <text:p>0.90437745504816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47258185662928">
                <text:p>0.94725818566292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7006051702168">
                <text:p>0.9700605170216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83835998411832">
                <text:p>0.98383599841183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91942243529892">
                <text:p>0.99194224352989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96671319032273">
                <text:p>0.99667131903227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9204567179543">
                <text:p>0.9992045671795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998240332546">
                <text:p>0.99998240332546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9235801215857">
                <text:p>0.999235801215857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96956483338341">
                <text:p>0.99695648333834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93116844811452">
                <text:p>0.993116844811452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989024926965413">
                <text:p>0.989024926965413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983762501366384">
                <text:p>0.983762501366384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977968494990927">
                <text:p>0.977968494990927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971507489856134">
                <text:p>0.971507489856134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964672968753703">
                <text:p>0.964672968753703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957496353993884">
                <text:p>0.9574963539938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6.582cm" svg:y="0.315cm" chart:style-name="ch2">
          <text:p>PCC vs Alpha</text:p>
        </chart:title>
        <chart:subtitle svg:x="5.1cm" svg:y="1.273cm" chart:style-name="ch3">
          <text:p>For chainDres5_Matrix_noise000</text:p>
        </chart:subtitle>
        <chart:plot-area chart:style-name="ch4" table:cell-range-address="Sheet1.A4:Sheet1.A23 Sheet1.D4:Sheet1.D23" chart:data-source-has-labels="both" svg:x="1.358cm" svg:y="2.314cm" svg:width="14.005cm" svg:height="5.479cm">
          <chartooo:coordinate-region svg:x="2.085cm" svg:y="2.527cm" svg:width="13.038cm" svg:height="4.593cm"/>
          <chart:axis chart:dimension="x" chart:name="primary-x" chart:style-name="ch5" chartooo:axis-type="auto">
            <chartooo:date-scale/>
            <chart:title svg:x="7.893cm" svg:y="7.973cm" chart:style-name="ch6">
              <text:p>Alpha</text:p>
            </chart:title>
            <chart:categories table:cell-range-address="Sheet1.A5:Sheet1.A23"/>
          </chart:axis>
          <chart:axis chart:dimension="y" chart:name="primary-y" chart:style-name="ch5">
            <chart:title svg:x="0.451cm" svg:y="5.454cm" chart:style-name="ch7">
              <text:p>PCC</text:p>
            </chart:title>
            <chart:grid chart:style-name="ch8" chart:class="major"/>
          </chart:axis>
          <chart:series chart:style-name="ch9" chart:values-cell-range-address="Sheet1.D5:Sheet1.D23" chart:label-cell-address="Sheet1.D4:Sheet1.D4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1.A5:Sheet1.A23</svg:desc>
                </draw:g>
              </table:table-cell>
              <table:table-cell office:value-type="float" office:value="0.674283177846496">
                <text:p>0.674283177846496</text:p>
                <draw:g>
                  <svg:desc>Sheet1.D5:Sheet1.D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77301352302265">
                <text:p>0.7730135230226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847119254385396">
                <text:p>0.84711925438539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897525853808477">
                <text:p>0.89752585380847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37841030313666">
                <text:p>0.93784103031366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65254909889746">
                <text:p>0.96525490988974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82435671058301">
                <text:p>0.98243567105830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93063105521605">
                <text:p>0.99306310552160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8443470619921">
                <text:p>0.99844347061992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9979231485446">
                <text:p>0.999979231485446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8633997857944">
                <text:p>0.998633997857944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95284343758151">
                <text:p>0.99528434375815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90758915692616">
                <text:p>0.99075891569261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986067028472131">
                <text:p>0.986067028472131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980485596277082">
                <text:p>0.980485596277082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974426181259041">
                <text:p>0.97442618125904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967907598283206">
                <text:p>0.967907598283206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961098230139958">
                <text:p>0.961098230139958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954067322205287">
                <text:p>0.954067322205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